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4bcad" officeooo:paragraph-rsid="0014bcad"/>
    </style:style>
    <style:style style:name="P2" style:family="paragraph" style:parent-style-name="Standard">
      <style:text-properties officeooo:paragraph-rsid="0014bcad"/>
    </style:style>
    <style:style style:name="P3" style:family="paragraph" style:parent-style-name="Standard">
      <style:text-properties officeooo:paragraph-rsid="00152753"/>
    </style:style>
    <style:style style:name="P4" style:family="paragraph" style:parent-style-name="Standard" style:list-style-name="L1">
      <style:text-properties officeooo:paragraph-rsid="00152753"/>
    </style:style>
    <style:style style:name="P5" style:family="paragraph" style:parent-style-name="Standard" style:list-style-name="L2">
      <style:text-properties officeooo:paragraph-rsid="00152753"/>
    </style:style>
    <style:style style:name="P6" style:family="paragraph" style:parent-style-name="Standard" style:list-style-name="L2">
      <style:text-properties officeooo:paragraph-rsid="001667a7"/>
    </style:style>
    <style:style style:name="P7" style:family="paragraph" style:parent-style-name="Standard" style:list-style-name="L2">
      <style:text-properties officeooo:paragraph-rsid="001761c5"/>
    </style:style>
    <style:style style:name="P8" style:family="paragraph" style:parent-style-name="Standard" style:list-style-name="L2">
      <style:text-properties officeooo:rsid="001667a7" officeooo:paragraph-rsid="001667a7"/>
    </style:style>
    <style:style style:name="P9" style:family="paragraph" style:parent-style-name="Standard">
      <style:text-properties officeooo:rsid="001667a7" officeooo:paragraph-rsid="001667a7"/>
    </style:style>
    <style:style style:name="P10" style:family="paragraph" style:parent-style-name="Standard">
      <style:text-properties officeooo:paragraph-rsid="001667a7"/>
    </style:style>
    <style:style style:name="P11" style:family="paragraph" style:parent-style-name="Standard">
      <style:text-properties officeooo:paragraph-rsid="001761c5"/>
    </style:style>
    <style:style style:name="P12" style:family="paragraph" style:parent-style-name="Standard">
      <style:text-properties fo:font-weight="bold" officeooo:rsid="001761c5" officeooo:paragraph-rsid="001761c5" style:font-weight-asian="bold" style:font-weight-complex="bold"/>
    </style:style>
    <style:style style:name="P13" style:family="paragraph" style:parent-style-name="Standard" style:list-style-name="L3">
      <style:text-properties officeooo:paragraph-rsid="001761c5"/>
    </style:style>
    <style:style style:name="P14" style:family="paragraph" style:parent-style-name="Standard" style:list-style-name="L2">
      <style:text-properties officeooo:rsid="0018c73f" officeooo:paragraph-rsid="0018c73f"/>
    </style:style>
    <style:style style:name="P15" style:family="paragraph" style:parent-style-name="Standard">
      <style:text-properties officeooo:rsid="0018c73f" officeooo:paragraph-rsid="0018c73f"/>
    </style:style>
    <style:style style:name="T1" style:family="text">
      <style:text-properties officeooo:rsid="0014bcad"/>
    </style:style>
    <style:style style:name="T2" style:family="text">
      <style:text-properties fo:color="#c9211e"/>
    </style:style>
    <style:style style:name="T3" style:family="text">
      <style:text-properties fo:color="#c9211e" fo:font-weight="bold" officeooo:rsid="0014bcad" style:font-weight-asian="bold" style:font-weight-complex="bold"/>
    </style:style>
    <style:style style:name="T4" style:family="text">
      <style:text-properties fo:color="#c9211e" fo:font-weight="bold" officeooo:rsid="00152753" style:font-weight-asian="bold" style:font-weight-complex="bold"/>
    </style:style>
    <style:style style:name="T5" style:family="text">
      <style:text-properties fo:color="#c9211e" fo:font-weight="bold" officeooo:rsid="001667a7" style:font-weight-asian="bold" style:font-weight-complex="bold"/>
    </style:style>
    <style:style style:name="T6" style:family="text">
      <style:text-properties fo:color="#c9211e" fo:font-weight="bold" officeooo:rsid="001761c5" style:font-weight-asian="bold" style:font-weight-complex="bold"/>
    </style:style>
    <style:style style:name="T7" style:family="text">
      <style:text-properties fo:color="#c9211e" officeooo:rsid="0014bcad"/>
    </style:style>
    <style:style style:name="T8" style:family="text">
      <style:text-properties fo:color="#c9211e" officeooo:rsid="001761c5"/>
    </style:style>
    <style:style style:name="T9" style:family="text">
      <style:text-properties fo:color="#c9211e" officeooo:rsid="001667a7"/>
    </style:style>
    <style:style style:name="T10" style:family="text">
      <style:text-properties fo:color="#c9211e" fo:font-style="italic" fo:font-weight="bold" officeooo:rsid="001667a7" style:font-style-asian="italic" style:font-weight-asian="bold" style:font-style-complex="italic" style:font-weight-complex="bold"/>
    </style:style>
    <style:style style:name="T11" style:family="text">
      <style:text-properties fo:color="#c9211e" officeooo:rsid="0018c73f"/>
    </style:style>
    <style:style style:name="T12" style:family="text">
      <style:text-properties fo:color="#000000"/>
    </style:style>
    <style:style style:name="T13" style:family="text">
      <style:text-properties fo:color="#000000" officeooo:rsid="00152753"/>
    </style:style>
    <style:style style:name="T14" style:family="text">
      <style:text-properties fo:color="#000000" officeooo:rsid="0014bcad"/>
    </style:style>
    <style:style style:name="T15" style:family="text">
      <style:text-properties fo:color="#000000" officeooo:rsid="001667a7"/>
    </style:style>
    <style:style style:name="T16" style:family="text">
      <style:text-properties fo:color="#000000" fo:font-style="italic" fo:font-weight="bold" officeooo:rsid="001667a7" style:font-style-asian="italic" style:font-weight-asian="bold" style:font-style-complex="italic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4bcad" style:font-weight-asian="bold" style:font-weight-complex="bold"/>
    </style:style>
    <style:style style:name="T19" style:family="text">
      <style:text-properties fo:font-weight="bold" officeooo:rsid="00152753" style:font-weight-asian="bold" style:font-weight-complex="bold"/>
    </style:style>
    <style:style style:name="T20" style:family="text">
      <style:text-properties fo:font-weight="bold" officeooo:rsid="001667a7" style:font-weight-asian="bold" style:font-weight-complex="bold"/>
    </style:style>
    <style:style style:name="T21" style:family="text">
      <style:text-properties fo:font-weight="bold" officeooo:rsid="001761c5" style:font-weight-asian="bold" style:font-weight-complex="bold"/>
    </style:style>
    <style:style style:name="T22" style:family="text">
      <style:text-properties fo:font-weight="bold" officeooo:rsid="00152753" fo:background-color="#ffff00" loext:char-shading-value="0" style:font-weight-asian="bold" style:font-weight-complex="bold"/>
    </style:style>
    <style:style style:name="T23" style:family="text">
      <style:text-properties officeooo:rsid="00152753"/>
    </style:style>
    <style:style style:name="T24" style:family="text">
      <style:text-properties fo:background-color="#ffff00" loext:char-shading-value="0"/>
    </style:style>
    <style:style style:name="T25" style:family="text">
      <style:text-properties officeooo:rsid="0018c73f" fo:background-color="#ffff00" loext:char-shading-value="0"/>
    </style:style>
    <style:style style:name="T26" style:family="text">
      <style:text-properties officeooo:rsid="0018c73f" fo:background-color="#ffff00" loext:char-shading-value="0"/>
    </style:style>
    <style:style style:name="T27" style:family="text">
      <style:text-properties fo:background-color="#ffff00" loext:char-shading-value="0"/>
    </style:style>
    <style:style style:name="T28" style:family="text">
      <style:text-properties officeooo:rsid="001667a7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1667a7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1761c5" style:font-style-asian="italic" style:font-weight-asian="bold" style:font-style-complex="italic" style:font-weight-complex="bold"/>
    </style:style>
    <style:style style:name="T32" style:family="text">
      <style:text-properties officeooo:rsid="001761c5"/>
    </style:style>
    <style:style style:name="T33" style:family="text">
      <style:text-properties officeooo:rsid="0018c7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8">Viewing files using the </text:span><text:span text:style-name="T3">cat </text:span><text:span text:style-name="T22">concatenate</text:span><text:span text:style-name="T19"> co</text:span><text:span text:style-name="T18">mmand</text:span><text:span text:style-name="T1"> </text:span></text:p>
      <text:list xml:id="list3834003595" text:style-name="L1">
        <text:list-item>
          <text:p text:style-name="P1"><text:span text:style-name="T16">Exp</text:span><text:span text:style-name="T15">:- </text:span><text:span text:style-name="T12">use the </text:span><text:span text:style-name="T2">cat</text:span><text:span text:style-name="T12"> command to view the content of the diary.txt file -</text:span><text:span text:style-name="T13">&gt;</text:span><text:span text:style-name="T12"> </text:span><text:span text:style-name="T2">cat</text:span> ~/Desktop/diary.txt </text:p>
        </text:list-item>
      </text:list>
      <text:p text:style-name="P2"><text:span text:style-name="T18">Sticking </text:span><text:span text:style-name="T19">(concatenating) </text:span><text:span text:style-name="T18">multiple files tg using the </text:span><text:span text:style-name="T3">cat</text:span><text:span text:style-name="T18"> command</text:span><text:span text:style-name="T1"> </text:span></text:p>
      <text:list xml:id="list150349885910875" text:continue-numbering="true" text:style-name="L1">
        <text:list-item>
          <text:p text:style-name="P4"><text:span text:style-name="T16">Exp</text:span><text:span text:style-name="T15">:- </text:span><text:span text:style-name="T14">use the </text:span><text:span text:style-name="T7">cat</text:span><text:span text:style-name="T14"> command to </text:span><text:span text:style-name="T13">concatenate multiple files</text:span><text:span text:style-name="T14"> -</text:span><text:span text:style-name="T13">&gt; </text:span><text:span text:style-name="T7">cat</text:span><text:span text:style-name="T1"> ~/Desktop/</text:span><text:span text:style-name="T23">file1</text:span><text:span text:style-name="T1">.txt ~/Desktop/</text:span><text:span text:style-name="T23">file2</text:span><text:span text:style-name="T1">.txt </text:span><text:span text:style-name="T23">&gt; </text:span><text:span text:style-name="T1">~/Desktop/</text:span><text:span text:style-name="T23">file3.txt</text:span></text:p>
        </text:list-item>
        <text:list-item>
          <text:p text:style-name="P4"><text:span text:style-name="T23">Beneficial for sticking multiple songs together </text:span></text:p>
        </text:list-item>
      </text:list>
      <text:p text:style-name="P3"/>
      <text:p text:style-name="P3"><text:span text:style-name="T19">The </text:span><text:span text:style-name="T4">tac</text:span><text:span text:style-name="T19"> command </text:span></text:p>
      <text:list xml:id="list3532514851" text:style-name="L2">
        <text:list-item>
          <text:p text:style-name="P5"><text:span text:style-name="T23">meant to reverse </text:span><text:span text:style-name="T28">the order of the lines in a file. The last line will got first and first line will be last</text:span></text:p>
        </text:list-item>
        <text:list-item>
          <text:p text:style-name="P6"><text:span text:style-name="T28">Reversing files vertically across the columns </text:span></text:p>
        </text:list-item>
        <text:list-item>
          <text:p text:style-name="P8"><text:span text:style-name="T29">Exp</text:span>:-. <text:s/>tac ~/Desktop/file3.txt</text:p>
        </text:list-item>
      </text:list>
      <text:p text:style-name="P9"/>
      <text:p text:style-name="P10"><text:span text:style-name="T20">Piping </text:span><text:span text:style-name="T5">cat</text:span><text:span text:style-name="T20"> and</text:span><text:span text:style-name="T19"> </text:span><text:span text:style-name="T4">tac</text:span><text:span text:style-name="T19"> command </text:span></text:p>
      <text:list xml:id="list150348249579921" text:continue-numbering="true" text:style-name="L2">
        <text:list-item>
          <text:p text:style-name="P8"><text:span text:style-name="T29">Exp</text:span>:-. <text:s/><text:span text:style-name="T2">cat</text:span> ~/Desktop/file3.txt | <text:span text:style-name="T2">tac</text:span> &gt; <text:span text:style-name="T2">reverse</text:span>.txt </text:p>
        </text:list-item>
      </text:list>
      <text:p text:style-name="P9"/>
      <text:p text:style-name="P10"><text:span text:style-name="T19">The </text:span><text:span text:style-name="T5">rev</text:span><text:span text:style-name="T19"> command </text:span></text:p>
      <text:list xml:id="list150348568364838" text:continue-numbering="true" text:style-name="L2">
        <text:list-item>
          <text:p text:style-name="P6"><text:span text:style-name="T23">meant to reverse </text:span><text:span text:style-name="T28">the position of line in a file. While keeping the same exact order of lines. </text:span></text:p>
        </text:list-item>
        <text:list-item>
          <text:p text:style-name="P8">Reversing files horizontally across the rows</text:p>
        </text:list-item>
        <text:list-item>
          <text:p text:style-name="P6"><text:span text:style-name="T30">Exp</text:span><text:span text:style-name="T28">:-. <text:s/></text:span><text:span text:style-name="T9">rev</text:span><text:span text:style-name="T28"> ~/Desktop/file3.txt</text:span></text:p>
        </text:list-item>
      </text:list>
      <text:p text:style-name="P9"/>
      <text:p text:style-name="P12">Pager programs the <text:span text:style-name="T2">less</text:span> command</text:p>
      <text:list xml:id="list499495450" text:style-name="L3">
        <text:list-item>
          <text:p text:style-name="P13"><text:span text:style-name="T32">Instead of displaying the full long content a file might have it displays it page by page or everytime you scroll down </text:span></text:p>
        </text:list-item>
        <text:list-item>
          <text:p text:style-name="P13"><text:span text:style-name="T31">Exp1</text:span><text:span text:style-name="T32">:- </text:span><text:span text:style-name="T8">less</text:span><text:span text:style-name="T32"> ~/Documents/LinuxNotes/Files_System_Copying_Moving_and_renaming.odt </text:span></text:p>
        </text:list-item>
      </text:list>
      <text:p text:style-name="P12">Pager programs the <text:span text:style-name="T2">less</text:span> command (piping)</text:p>
      <text:list xml:id="list150349697985466" text:continue-numbering="true" text:style-name="L3">
        <text:list-item>
          <text:p text:style-name="P13"><text:span text:style-name="T32">Instead of displaying the full long content a file might have it displays it page by page or everytime you scroll down </text:span></text:p>
        </text:list-item>
        <text:list-item>
          <text:p text:style-name="P13"><text:span text:style-name="T31">Exp1</text:span><text:span text:style-name="T32">:- </text:span><text:span text:style-name="T8">cat</text:span><text:span text:style-name="T32"> ~/Documents/LinuxNotes/Files_System_Copying_Moving_and_renaming.odt | </text:span><text:span text:style-name="T8">less</text:span></text:p>
        </text:list-item>
      </text:list>
      <text:p text:style-name="P11"><text:span text:style-name="T19">The </text:span><text:span text:style-name="T6">head</text:span><text:span text:style-name="T19"> command </text:span><text:span text:style-name="T21">and </text:span><text:span text:style-name="T6">tail</text:span><text:span text:style-name="T21"> command</text:span></text:p>
      <text:list xml:id="list150349170659701" text:continue-list="list150348568364838" text:style-name="L2">
        <text:list-item>
          <text:p text:style-name="P7"><text:span text:style-name="T32">The </text:span><text:span text:style-name="T8">head</text:span><text:span text:style-name="T32"> command allows you see part of the file starting from the top </text:span><text:span text:style-name="T28"><text:s/>While </text:span><text:span text:style-name="T32">the </text:span><text:span text:style-name="T8">tail</text:span><text:span text:style-name="T32"> command does the opposite</text:span></text:p>
        </text:list-item>
        <text:list-item>
          <text:p text:style-name="P7"><text:span text:style-name="T27">-</text:span><text:span text:style-name="T26">n </text:span><text:span text:style-name="T33">option -&gt; you can type the number and see the number of lines either from the tip using the </text:span><text:span text:style-name="T11">head</text:span><text:span text:style-name="T33"> command or the bottom using the </text:span><text:span text:style-name="T11">tail</text:span><text:span text:style-name="T33"> command</text:span></text:p>
        </text:list-item>
        <text:list-item>
          <text:p text:style-name="P14"><text:span text:style-name="T29">Exp1</text:span> :- <text:span text:style-name="T2">head</text:span> <text:span text:style-name="T27">-n 1</text:span> ~/Documents/LinuxNotes/Files_System_The_Find_Command.odt</text:p>
        </text:list-item>
      </text:list>
      <text:p text:style-name="P15"/>
      <text:p text:style-name="P11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7T13:46:47.682918180</meta:creation-date>
    <meta:generator>LibreOffice/6.4.7.2$Linux_X86_64 LibreOffice_project/40$Build-2</meta:generator>
    <dc:date>2022-01-17T15:03:48.125723206</dc:date>
    <meta:editing-duration>PT5M3S</meta:editing-duration>
    <meta:editing-cycles>1</meta:editing-cycles>
    <meta:document-statistic meta:table-count="0" meta:image-count="0" meta:object-count="0" meta:page-count="1" meta:paragraph-count="25" meta:word-count="272" meta:character-count="1698" meta:non-whitespace-character-count="1451"/>
  </office:meta>
</office:document-meta>
</file>